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Georgia" svg:font-family="Georgia"/>
    <style:font-face style:name="Courier" svg:font-family="Courier" style:font-pitch="variable"/>
    <style:font-face style:name="Georgia1" svg:font-family="Georgia"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master-page-name="Page_20_Style_20_1">
      <style:paragraph-properties fo:margin-left="0in" fo:margin-right="0in" fo:margin-top="0in" fo:margin-bottom="0in" fo:line-height="150%" fo:text-align="start" style:justify-single-word="false" fo:text-indent="0in" style:auto-text-indent="false" style:page-number="auto"/>
      <style:text-properties fo:color="#000000" style:font-name="Georgia1" fo:font-size="12pt" style:font-name-asian="Courier" style:font-size-asian="12pt" style:font-name-complex="Courier" style:font-size-complex="12pt"/>
    </style:style>
    <style:style style:name="P2" style:family="paragraph" style:parent-style-name="Standard">
      <style:paragraph-properties fo:margin-left="0in" fo:margin-right="0in" fo:margin-top="0in" fo:margin-bottom="0in" fo:line-height="150%" fo:text-align="start" style:justify-single-word="false" fo:text-indent="0in" style:auto-text-indent="false"/>
      <style:text-properties fo:color="#000000" style:font-name="Georgia1" fo:font-size="12pt" style:font-name-asian="Courier" style:font-size-asian="12pt" style:font-name-complex="Courier" style:font-size-complex="12pt"/>
    </style:style>
    <style:style style:name="T1" style:family="text">
      <style:text-properties officeooo:rsid="000f4b2a"/>
    </style:style>
    <style:style style:name="T2" style:family="text">
      <style:text-properties officeooo:rsid="0012c4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 initially, this is a story about someone. A man. I am a man, therefore stories about men are easier for me to write.</text:p>
      <text:p text:style-name="P2">This man has a name. Jacob. He likes his name but thinks it is too “Old Testament,'' so he goes by Jay.</text:p>
      <text:p text:style-name="P2">Jay is like me.</text:p>
      <text:p text:style-name="P2">It makes the story easier to write.</text:p>
      <text:p text:style-name="P2">In order for a story to exist, there must be plot, which is predicated on the physical or mental or emotional or intellectual situation in which Jay finds himself, and his actions to change the situation so that he likes it more, or his actions to keep the situation the same. </text:p>
      <text:p text:style-name="P2">Jay is embroiled in a mystery.</text:p>
      <text:p text:style-name="P2">He sees himself as a very good amateur detective. He believes he is an observant person, and he knows that he won't hesitate to do the right thing.</text:p>
      <text:p text:style-name="P2">Jay will take action to make the mystery less mysterious. He believes that this is his right as a human. He has a right to know anything that he does not know.</text:p>
      <text:p text:style-name="P2">It is a purely scientific process.</text:p>
      <text:p text:style-name="P2">It is also moral. There has been a theft of which I, the narrator, know all the details, and Jay, the main character, or protagonist, of the story will become aware, and <text:span text:style-name="T2">then </text:span>cleverly expose the thief and recover the thing stolen. Stealing is wrong. Jay's moral compass always points toward right, and away from wrong, and he follows it. What's the point of owning a carefully crafted psychological marvel such as a moral compass if one insists on following something else?</text:p>
      <text:p text:style-name="P2">There are other things to follow, but Jay has considered carefully. Even cleverly. His mind is usually reliable, but can be swayed by his heart. His heart has some other kind of compass and Jay doesn't know who built it or how it works or what it follows. He once noted carefully to himself that the heart <text:span text:style-name="T1">only works well when shared</text:span>. It sounded deep and profound and oracular. Very cool. He doesn't know what it means, though, and as he is busy unraveling the mystery of a theft, he will not take the time to also unravel the meaning or meanings of his own semi-delphic utterances. And he does not follow his heart.</text:p>
      <text:p text:style-name="P2">Having crafted such a marvel as a moral compass that always points toward the right, and always points away from the wrong, Jay feels obligated, morally, as described by his <text:soft-page-break/>compass, to follow. Alwa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Georgia" svg:font-family="Georgia"/>
    <style:font-face style:name="Courier" svg:font-family="Courier" style:font-pitch="variable"/>
    <style:font-face style:name="Georgia1" svg:font-family="Georgia"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Georgia"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9" fo:hyphenation-push-char-count="9"/>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Georgia"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Georgia" style:font-size-asian="12pt"/>
    </style:style>
    <style:style style:name="Caption" style:family="paragraph" style:parent-style-name="Standard" style:class="extra">
      <style:paragraph-properties fo:margin-top="0.0835in" fo:margin-bottom="0.0835in" text:number-lines="false" text:line-number="0"/>
      <style:text-properties style:font-name="Georgia"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Georgia" style:font-size-asian="12pt"/>
    </style:style>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Page_20_Style_20_1" style:display-name="Page Style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creator>David Moser</dc:creator>
    <dc:date>2010-12-19T13:15:57</dc:date>
    <meta:editing-cycles>4</meta:editing-cycles>
    <meta:editing-duration>PT00H06M06S</meta:editing-duration>
    <meta:document-statistic meta:table-count="0" meta:image-count="0" meta:object-count="0" meta:page-count="2" meta:paragraph-count="12" meta:word-count="411" meta:character-count="2210"/>
    <meta:user-defined meta:name="Info 1"/>
    <meta:user-defined meta:name="Info 2"/>
    <meta:user-defined meta:name="Info 3"/>
    <meta:user-defined meta:name="Info 4"/>
  </office:meta>
</office:document-meta>
</file>